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32000000258386DF58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bluegrey-subtitle">
      <style:graphic-properties draw:fill-color="#ffffff" fo:min-height="16.256cm"/>
    </style:style>
    <style:style style:name="pr2" style:family="presentation" style:parent-style-name="lyt-bluegrey-notes">
      <style:graphic-properties draw:fill-color="#ffffff" draw:auto-grow-height="true" fo:min-height="12.572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2.18cm"/>
    </style:style>
    <style:style style:name="pr5" style:family="presentation" style:parent-style-name="lyt-bluegrey-notes">
      <style:graphic-properties draw:fill-color="#ffffff" fo:min-height="12.57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T1" style:family="text">
      <style:text-properties fo:font-size="52pt" style:font-size-asian="52pt" style:font-size-complex="5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<text:span text:style-name="T1">Git, Subversion and TFS</text:span></text:p>
            <text:p>John Chen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Licens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Git – Open source (GPLv2)</text:p>
              </text:list-item>
              <text:list-item>
                <text:p>Subversion – Open source (GPLv2)</text:p>
              </text:list-item>
              <text:list-item>
                <text:p>TFS – proprietar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Basic different</text:p>
          </draw:text-box>
        </draw:frame>
        <draw:frame draw:style-name="standard" draw:layer="layout" svg:width="25.198cm" svg:height="3.887cm" svg:x="1.4cm" svg:y="4.914cm" presentation:class="tabl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">Git</text:span></text:p>
              </table:table-cell>
              <table:table-cell>
                <text:p><text:span text:style-name="T2">svn</text:span></text:p>
              </table:table-cell>
              <table:table-cell>
                <text:p><text:span text:style-name="T2">TFS</text:span></text:p>
              </table:table-cell>
            </table:table-row>
            <table:table-row table:style-name="ro1" table:default-cell-style-name="ce2">
              <table:table-cell>
                <text:p>Type Model</text:p>
              </table:table-cell>
              <table:table-cell>
                <text:p>Distributed develop</text:p>
              </table:table-cell>
              <table:table-cell>
                <text:p>Client-server</text:p>
              </table:table-cell>
              <table:table-cell>
                <text:p>Client-server</text:p>
              </table:table-cell>
            </table:table-row>
            <table:table-row table:style-name="ro1" table:default-cell-style-name="ce2">
              <table:table-cell>
                <text:p>Versioning Model</text:p>
              </table:table-cell>
              <table:table-cell/>
              <table:table-cell>
                <text:p>copy-modify-merge</text:p>
              </table:table-cell>
              <table:table-cell>
                <text:p>checkout-lock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orkflow(git)</text:p>
          </draw:text-box>
        </draw:frame>
        <draw:custom-shape draw:style-name="gr2" draw:text-style-name="P1" draw:layer="layout" svg:width="8.682cm" svg:height="1.524cm" svg:x="9.139cm" svg:y="4.065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767cm" svg:height="1.524cm" svg:x="9.139cm" svg:y="6.605cm">
          <text:p text:style-name="P1">Make a new branc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767cm" svg:height="1.524cm" svg:x="9.139cm" svg:y="9.145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82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9.767cm" svg:height="1.524cm" svg:x="9.138cm" svg:y="4.064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9.767cm" svg:height="1.524cm" svg:x="9.139cm" svg:y="11.685cm">
          <text:p text:style-name="P1">“git commit” to add local </text:p>
          <text:p text:style-name="P1">workspace to reversion control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767cm" svg:height="1.524cm" svg:x="9.139cm" svg:y="14.225cm">
          <text:p text:style-name="P1">“git rebase” to follow </text:p>
          <text:p text:style-name="P1">latest version of mast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1cm" svg:y1="5.588cm" svg:x2="14.022cm" svg:y2="6.605cm" draw:start-shape="id1" draw:start-glue-point="2" draw:end-shape="id2" draw:end-glue-point="0" svg:d="m14021 5588v501l1 15v501" svg:viewBox="0 0 2 1018">
          <text:p/>
        </draw:connector>
        <draw:connector draw:style-name="gr3" draw:text-style-name="P1" draw:layer="layout" draw:type="lines" svg:x1="14.022cm" svg:y1="8.129cm" svg:x2="14.022cm" svg:y2="9.145cm" draw:start-shape="id2" draw:start-glue-point="2" draw:end-shape="id3" draw:end-glue-point="0" svg:d="m14022 8129v501 14 501" svg:viewBox="0 0 1 1017">
          <text:p/>
        </draw:connector>
        <draw:connector draw:style-name="gr3" draw:text-style-name="P1" draw:layer="layout" draw:type="lines" svg:x1="14.022cm" svg:y1="10.669cm" svg:x2="14.022cm" svg:y2="11.685cm" draw:start-shape="id3" draw:start-glue-point="2" draw:end-shape="id4" draw:end-glue-point="0" svg:d="m14022 10669v501 14 501" svg:viewBox="0 0 1 1017">
          <text:p/>
        </draw:connector>
        <draw:connector draw:style-name="gr3" draw:text-style-name="P1" draw:layer="layout" draw:type="lines" svg:x1="14.022cm" svg:y1="13.209cm" svg:x2="14.022cm" svg:y2="14.225cm" draw:start-shape="id4" draw:start-glue-point="2" draw:end-shape="id5" draw:end-glue-point="0" svg:d="m14022 13209v501 14 501" svg:viewBox="0 0 1 1017">
          <text:p/>
        </draw:connector>
        <draw:connector draw:style-name="gr3" draw:text-style-name="P1" draw:layer="layout" draw:type="lines" svg:x1="18.906cm" svg:y1="14.987cm" svg:x2="18.906cm" svg:y2="9.907cm" draw:start-shape="id5" draw:start-glue-point="1" draw:end-shape="id3" draw:end-glue-point="1" svg:d="m18906 14987h500v-5080h-500" svg:viewBox="0 0 501 5081">
          <text:p/>
        </draw:connector>
        <draw:custom-shape draw:style-name="gr2" draw:text-style-name="P1" xml:id="id6" draw:id="id6" draw:layer="layout" svg:width="9.767cm" svg:height="1.524cm" svg:x="9.139cm" svg:y="16.765cm">
          <text:p text:style-name="P1">Merge to master when complete</text:p>
          <text:p text:style-name="P1">(may need solve conflict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5.749cm" svg:x2="14.022cm" svg:y2="16.765cm" draw:start-shape="id5" draw:start-glue-point="2" draw:end-shape="id6" draw:end-glue-point="0" svg:d="m14022 15749v501 14 501" svg:viewBox="0 0 1 1017">
          <text:p/>
        </draw:connector>
        <draw:connector draw:style-name="gr3" draw:text-style-name="P1" draw:layer="layout" draw:type="lines" svg:x1="9.139cm" svg:y1="19.813cm" svg:x2="9.138cm" svg:y2="4.826cm" draw:start-shape="id7" draw:start-glue-point="3" draw:end-shape="id1" draw:end-glue-point="3" svg:d="m9139 19813h-502l-1-14987h502" svg:viewBox="0 0 504 14988">
          <text:p/>
        </draw:connector>
        <draw:custom-shape draw:style-name="gr2" draw:text-style-name="P1" xml:id="id7" draw:id="id7" draw:layer="layout" svg:width="9.767cm" svg:height="1.524cm" svg:x="9.139cm" svg:y="19.051cm">
          <text:p text:style-name="P1">“git push” to put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4.022cm" svg:y1="18.289cm" svg:x2="14.022cm" svg:y2="19.051cm" draw:start-shape="id6" draw:start-glue-point="2" draw:end-shape="id7" draw:end-glue-point="0" svg:d="m14022 18289v501-240 501" svg:viewBox="0 0 1 763">
          <text:p/>
        </draw:connecto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svn)</text:p>
          </draw:text-box>
        </draw:frame>
        <draw:custom-shape draw:style-name="gr2" draw:text-style-name="P1" draw:layer="layout" svg:width="8.128cm" svg:height="1.524cm" svg:x="9.397cm" svg:y="6.097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9.144cm" svg:height="1.524cm" svg:x="9.397cm" svg:y="8.637cm">
          <text:p text:style-name="P1">Modif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128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9.144cm" svg:height="1.524cm" svg:x="9.396cm" svg:y="6.096cm">
          <text:p text:style-name="P1">New feature or </text:p>
          <text:p text:style-name="P1">bug assign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9.144cm" svg:height="1.524cm" svg:x="9.397cm" svg:y="11.177cm">
          <text:p text:style-name="P1">“svn update” to get latest version</text:p>
          <text:p text:style-name="P1">(may need to solve confliction)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9.144cm" svg:height="1.524cm" svg:x="9.397cm" svg:y="13.717cm">
          <text:p text:style-name="P1">“svn commit” to push </text:p>
          <text:p text:style-name="P1">modification to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968cm" svg:y1="7.62cm" svg:x2="13.969cm" svg:y2="8.637cm" draw:start-shape="id8" draw:start-glue-point="2" svg:d="m13968 7620v501l1 516v0" svg:viewBox="0 0 2 1018">
          <text:p/>
        </draw:connector>
        <draw:connector draw:style-name="gr3" draw:text-style-name="P1" draw:layer="layout" draw:type="lines" svg:x1="13.969cm" svg:y1="10.161cm" svg:x2="13.969cm" svg:y2="11.177cm" draw:start-shape="id9" draw:start-glue-point="2" draw:end-shape="id10" draw:end-glue-point="0" svg:d="m13969 10161v501 14 501" svg:viewBox="0 0 1 1017">
          <text:p/>
        </draw:connector>
        <draw:connector draw:style-name="gr3" draw:text-style-name="P1" draw:layer="layout" draw:type="lines" svg:x1="13.969cm" svg:y1="12.701cm" svg:x2="13.969cm" svg:y2="13.717cm" draw:start-shape="id10" draw:start-glue-point="2" draw:end-shape="id11" draw:end-glue-point="0" svg:d="m13969 12701v501 14 501" svg:viewBox="0 0 1 1017">
          <text:p/>
        </draw:connector>
        <draw:connector draw:style-name="gr3" draw:text-style-name="P1" draw:layer="layout" draw:type="lines" draw:line-skew="0.516cm 0.516cm" svg:x1="18.541cm" svg:y1="11.939cm" svg:x2="18.541cm" svg:y2="9.399cm" draw:start-shape="id10" draw:end-shape="id9" draw:end-glue-point="1" svg:d="m18541 11939h1017v-2540h-1017" svg:viewBox="0 0 1018 2541">
          <text:p/>
        </draw:connector>
        <draw:connector draw:style-name="gr3" draw:text-style-name="P1" draw:layer="layout" draw:type="lines" draw:line-skew="-0.514cm -0.513cm" svg:x1="9.397cm" svg:y1="14.479cm" svg:x2="9.396cm" svg:y2="6.858cm" draw:start-shape="id11" draw:end-shape="id8" draw:end-glue-point="3" svg:d="m9397 14479h-1015v-7621h1014" svg:viewBox="0 0 1016 7622">
          <text:p/>
        </draw:connecto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>
          <draw:text-box>
            <text:p>Workflow(TFS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 haven't use TFS to manager source cod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1T32">
        <draw:frame presentation:style-name="pr1" draw:layer="layout" svg:width="25.199cm" svg:height="16.256cm" svg:x="1.4cm" svg:y="0.837cm" presentation:class="subtitle">
          <draw:text-box>
            <text:p>Actually, I'm promoting git here.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il </meta:initial-creator>
    <meta:creation-date>2013-08-22T20:25:21</meta:creation-date>
    <dc:date>2013-08-31T18:14:22</dc:date>
    <dc:creator>asil </dc:creator>
    <meta:editing-duration>PT2H55M56S</meta:editing-duration>
    <meta:editing-cycles>5</meta:editing-cycles>
    <meta:generator>LibreOffice/3.5$Linux_X86_64 LibreOffice_project/350m1$Build-2</meta:generator>
    <meta:document-statistic meta:object-count="94"/>
  </office:meta>
</office:document-meta>
</file>